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ScannerTest_long.ftest_parse_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ScannerTest_long.test_error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ScannerTest_long.test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ONScannerTest_long.test_parse_long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ScannerTest_long.ftest_parse_long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ScannerTest_long.test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ONScannerTest_long.test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